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10">do text</text:span></text:p><text:p text:style-name="P6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6"><text:span text:style-name="T14">do text if not len(self.getNotaryContact()) &gt; 1</text:span></text:p><text:p text:style-name="P6"><text:span text:style-name="T9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6"><text:span text:style-name="T14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6"><text:span text:style-name="T13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 de 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10">do text</text:span></text:p><text:p text:style-name="P6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6"><text:span text:style-name="T11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10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A ce jour, d’après nos fichiers, vous restez redevable envers l’Administration Communale de Mons d’un timbre fiscal de 40€ (Certificat d'urbanisme 1).</text:p>
      <text:p text:style-name="UrbanBody">Un délai de 15 jours vous est accordé afin de réguraliser la situation en nous versant la somme susmentionnée, obligatoirement sur le C.C.P. <text:span text:style-name="T5">091-0175895-63</text:span> de la Ville <text:text-input text:description="">tool.getCityName(prefixed=True)</text:text-input>, en rappelant l’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P5"/>
      <text:p text:style-name="P5">Pour, ir M. Rouhart</text:p>
      <text:p text:style-name="P5"><text:span text:style-name="T1">1</text:span><text:span text:style-name="T8">er</text:span><text:span text:style-name="T1"> Attaché, Responsable du Service de </text:span></text:p>
      <text:p text:style-name="P5"><text:span text:style-name="T1">l’Aménagement du Territoire et des Permis</text:span></text:p>
      <text:p text:style-name="P5"><text:span text:style-name="T1"/></text:p>
      <text:p text:style-name="P5"><text:span text:style-name="T1"/></text:p>
      <text:p text:style-name="P5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5"><text:span text:style-name="T1"><text:text-input text:description="Agent traitant-Grade">self.getValueForTemplate('grade', obj=self.getFoldermanagers()[0]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6:42:21</dc:date>
    <dc:language>fr-FR</dc:language>
    <meta:editing-cycles>158</meta:editing-cycles>
    <meta:editing-duration>P2DT6H18M10S</meta:editing-duration>
    <dc:creator>Simon Delcourt</dc:creator>
    <meta:document-statistic meta:table-count="0" meta:image-count="0" meta:object-count="0" meta:page-count="1" meta:paragraph-count="25" meta:word-count="175" meta:character-count="1560" meta:non-whitespace-character-count="1422"/>
    <meta:user-defined meta:name="Info 1"/>
    <meta:user-defined meta:name="Info 2"/>
    <meta:user-defined meta:name="Info 3"/>
    <meta:user-defined meta:name="Info 4"/>
  </office:meta>
</office:document-meta>
</file>